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 und 2.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Augustus Balthasar Friedhelm Stefan von Stelzinge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6.11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Göttingen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den 12. Jahrgang der Qualifikationsphase vom 03.09.2015 bis zum 22.06.2016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11396608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1. und 2.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2015 – 2016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171721520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192568064">
          <table:table-cell table:style-name="Table6.A2" office:value-type="string">
            <text:p text:style-name="P2">von Stelzingen, Augustus Balthasar Friedhelm Stefan, <text:span text:style-name="T6">06.11.1997</text:span>, <text:span text:style-name="T6">Göttingen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87008688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140687456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85441984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90796368">
          <table:table-cell table:style-name="Table10.A1" office:value-type="string">
            <text:p text:style-name="rTable">Deutsch</text:p>
          </table:table-cell>
          <table:table-cell table:style-name="Table10.A1" office:value-type="string">
            <text:p text:style-name="P18">08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Geographie</text:p>
          </table:table-cell>
          <table:table-cell table:style-name="Table10.E1" office:value-type="string">
            <text:p text:style-name="P18">07</text:p>
          </table:table-cell>
        </table:table-row>
        <table:table-row table:style-name="TableLine183858928">
          <table:table-cell table:style-name="Table10.A5" office:value-type="string">
            <text:p text:style-name="rTable">Englisch</text:p>
          </table:table-cell>
          <table:table-cell table:style-name="Table10.A5" office:value-type="string">
            <text:p text:style-name="P18">07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Geschichte</text:p>
          </table:table-cell>
          <table:table-cell table:style-name="Table10.E5" office:value-type="string">
            <text:p text:style-name="P18">08</text:p>
          </table:table-cell>
        </table:table-row>
        <table:table-row table:style-name="TableLine143483728">
          <table:table-cell table:style-name="Table10.A5" office:value-type="string">
            <text:p text:style-name="rTable">Französisch</text:p>
          </table:table-cell>
          <table:table-cell table:style-name="Table10.A5" office:value-type="string">
            <text:p text:style-name="P18">05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Sozialkunde</text:p>
          </table:table-cell>
          <table:table-cell table:style-name="Table10.E5" office:value-type="string">
            <text:p text:style-name="P18">05</text:p>
          </table:table-cell>
        </table:table-row>
        <table:table-row table:style-name="TableLine125923040">
          <table:table-cell table:style-name="Table10.A5" office:value-type="string">
            <text:p text:style-name="rTable">Musik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71705728">
          <table:table-cell table:style-name="Table10.A5" office:value-type="string">
            <text:p text:style-name="rTable">Kunst</text:p>
          </table:table-cell>
          <table:table-cell table:style-name="Table10.A5" office:value-type="string">
            <text:p text:style-name="P18">06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8705956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78586496">
          <table:table-cell table:style-name="Table10.A1" office:value-type="string">
            <text:p text:style-name="rTable">Mathematik</text:p>
          </table:table-cell>
          <table:table-cell table:style-name="Table10.A1" office:value-type="string">
            <text:p text:style-name="P18">06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Sport</text:p>
          </table:table-cell>
          <table:table-cell table:style-name="Table10.E1" office:value-type="string">
            <text:p text:style-name="P18">10</text:p>
          </table:table-cell>
        </table:table-row>
        <table:table-row table:style-name="TableLine142833312">
          <table:table-cell table:style-name="Table10.A5" office:value-type="string">
            <text:p text:style-name="rTable">Biologie</text:p>
          </table:table-cell>
          <table:table-cell table:style-name="Table10.A5" office:value-type="string">
            <text:p text:style-name="P18">00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Eurythmie</text:p>
          </table:table-cell>
          <table:table-cell table:style-name="Table10.E5" office:value-type="string">
            <text:p text:style-name="P18">11</text:p>
          </table:table-cell>
        </table:table-row>
        <table:table-row table:style-name="TableLine186418880">
          <table:table-cell table:style-name="Table10.A5" office:value-type="string">
            <text:p text:style-name="rTable">Chemie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71592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670368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/></draw:frame><text:p text:style-name="rText">Durch Konferenzbeschluss vom 06.06.2016 in die 13. Klas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55M57S</meta:editing-duration>
    <meta:editing-cycles>17</meta:editing-cycles>
    <dc:date>2021-01-16T20:54:37.419501593</dc:date>
    <dc:subject>Vorlage für Notenzeugnisse in der 12. Kl (Qualifikationsphase)</dc:subject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